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solid" draw:fill-color="#006b6b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96633" draw:textarea-horizontal-align="center"/>
    </style:style>
    <style:style style:name="gr4" style:family="graphic" style:parent-style-name="standard">
      <style:graphic-properties draw:stroke="solid" svg:stroke-width="0.102cm" svg:stroke-color="#ffffff" draw:marker-start-width="0.352cm" draw:marker-end-width="0.3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ccccc" draw:textarea-horizontal-align="center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102cm" svg:stroke-color="#ffffff" draw:marker-start="Arrow" draw:marker-start-width="0.4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title">
      <style:graphic-properties draw:auto-grow-height="true" fo:min-height="2.163cm"/>
    </style:style>
    <style:style style:name="pr9" style:family="presentation" style:parent-style-name="TWU_5f_Presentation-outline1">
      <style:graphic-properties draw:fill-color="#ffffff" draw:auto-grow-height="true" fo:min-height="13.86cm"/>
    </style:style>
    <style:style style:name="pr10" style:family="presentation" style:parent-style-name="TWU_5f_Presentation-title">
      <style:graphic-properties draw:fill-color="#ffffff" fo:min-height="2.927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00" fo:font-size="18pt"/>
    </style:style>
    <style:style style:name="P10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color="#000000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ffff00" fo:font-size="18pt"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cc" fo:font-style="italic" style:font-style-asian="italic" style:font-style-complex="italic"/>
    </style:style>
    <style:style style:name="T9" style:family="text">
      <style:text-properties fo:color="#ffff00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fo:font-size="18pt"/>
    </style:style>
    <style:style style:name="T12" style:family="text">
      <style:text-properties fo:color="#ffffff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OO design, components</presentation:footer-decl>
      <presentation:footer-decl presentation:name="ftr2">CMPTxxxx</presentation:footer-decl>
      <presentation:date-time-decl presentation:name="dtd1" presentation:source="fixed">1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An OO Design Exercise;<text:line-break/>Component Architectures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teps to OO design: wADes</text:p>
          </draw:text-box>
        </draw:frame>
        <draw:frame presentation:style-name="pr5" draw:text-style-name="P2" draw:layer="layout" svg:width="26.5cm" svg:height="15.651cm" svg:x="1cm" svg:y="3.5cm" presentation:class="outline" presentation:user-transformed="true">
          <draw:text-box>
            <text:list text:style-name="L2">
              <text:list-item>
                <text:p><text:span text:style-name="T1">Requirements</text:span>: system behaviour</text:p>
                <text:list>
                  <text:list-item>
                    <text:p><text:span text:style-name="T2">Use-cases, </text:span>UI <text:span text:style-name="T2">mockups</text:span></text:p>
                  </text:list-item>
                </text:list>
              </text:list-item>
              <text:list-item>
                <text:p><text:span text:style-name="T1">Design</text:span>: components / modules</text:p>
                <text:list>
                  <text:list-item>
                    <text:p><text:span text:style-name="T2">Component</text:span> diagrams, <text:span text:style-name="T2">CRC</text:span> diagrams</text:p>
                  </text:list-item>
                  <text:list-item>
                    <text:p><text:span text:style-name="T2">Sequence</text:span> diagrams of messages passed</text:p>
                  </text:list-item>
                  <text:list-item>
                    <text:p><text:span text:style-name="T2">State</text:span> of objects/componets</text:p>
                  </text:list-item>
                </text:list>
              </text:list-item>
              <text:list-item>
                <text:p><text:span text:style-name="T1">Implementation</text:span>: from components to classes</text:p>
                <text:list>
                  <text:list-item>
                    <text:p><text:span text:style-name="T2">Class diagrams</text:span>, relationships</text:p>
                  </text:list-item>
                  <text:list-item>
                    <text:p>Inheritance, composition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n OO design exercise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Problem statement:</text:p>
                <text:p/>
                <text:p>Design a <text:span text:style-name="T1">student enrolment database</text:span><text:line-break/>like we have at TWU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(1) Actors and actions</text:p>
          </draw:text-box>
        </draw:frame>
        <draw:frame presentation:style-name="pr5" draw:layer="layout" svg:width="26.5cm" svg:height="14.906cm" svg:x="1cm" svg:y="3.5cm" presentation:class="outline" presentation:user-transformed="true">
          <draw:text-box>
            <text:list text:style-name="L2">
              <text:list-item>
                <text:p><text:span text:style-name="T1">Use-case</text:span> scenarios: <text:span text:style-name="T1">actors</text:span> and <text:span text:style-name="T1">actions</text:span></text:p>
              </text:list-item>
              <text:list-item>
                <text:p>Who are the <text:span text:style-name="T1">actors</text:span>?</text:p>
                <text:list>
                  <text:list-item>
                    <text:p><text:span text:style-name="T3">student, registrar, web tech, DB tech , instructors, advisors, TAs</text:span></text:p>
                  </text:list-item>
                  <text:list-item>
                    <text:p><text:span text:style-name="T3">Finance office</text:span></text:p>
                  </text:list-item>
                </text:list>
              </text:list-item>
              <text:list-item>
                <text:p>What are the <text:span text:style-name="T1">actions</text:span>? <text:s/>Scenarios of use?</text:p>
                <text:list>
                  <text:list-item>
                    <text:p><text:span text:style-name="T4">Students: .apply, chk pmt, register for course, drop course,</text:span><text:span text:style-name="T4"><text:line-break/></text:span><text:span text:style-name="T4">chk GPA/transcript, chk course info, list schedule</text:span></text:p>
                  </text:list-item>
                  <text:list-item>
                    <text:p><text:span text:style-name="T4">Registrar: create new course, modify course, delete course</text:span></text:p>
                  </text:list-item>
                  <text:list-item>
                    <text:p><text:span text:style-name="T4">Student/Registrar: transfer credits</text:span></text:p>
                  </text:list-item>
                  <text:list-item>
                    <text:p><text:span text:style-name="T4">Techs: shutdown site, maintain/test site</text:span></text:p>
                  </text:list-item>
                  <text:list-item>
                    <text:p><text:span text:style-name="T4">DB tech: maintain/modify DB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(1) Use-case diagrams</text:p>
          </draw:text-box>
        </draw:frame>
        <draw:custom-shape draw:style-name="gr2" draw:text-style-name="P6" xml:id="id3" draw:id="id3" draw:layer="layout" svg:width="4.018cm" svg:height="3.968cm" svg:x="2.401cm" svg:y="4.459cm">
          <text:p text:style-name="P5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6" xml:id="id5" draw:id="id5" draw:layer="layout" svg:width="4.018cm" svg:height="3.968cm" svg:x="2.254cm" svg:y="14.504cm">
          <text:p text:style-name="P5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6" xml:id="id2" draw:id="id2" draw:layer="layout" svg:width="4.018cm" svg:height="3.968cm" svg:x="20.774cm" svg:y="4.41cm">
          <text:p text:style-name="P5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6" draw:layer="layout" svg:width="4.018cm" svg:height="3.968cm" svg:x="20.431cm" svg:y="14.749cm">
          <text:p text:style-name="P5"><text:span text:style-name="T5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ellipse draw:style-name="gr3" draw:text-style-name="P7" xml:id="id1" draw:id="id1" draw:layer="layout" svg:width="9.31cm" svg:height="1.96cm" svg:x="9.162cm" svg:y="7.104cm">
          <text:p text:style-name="P5"><text:span text:style-name="T6">Use-case</text:span></text:p>
        </draw:ellipse>
        <draw:connector draw:style-name="gr4" draw:text-style-name="P5" draw:layer="layout" draw:type="curve" svg:x1="18.472cm" svg:y1="8.084cm" svg:x2="20.774cm" svg:y2="6.394cm" draw:start-shape="id1" draw:start-glue-point="1" draw:end-shape="id2" draw:end-glue-point="6" svg:d="m18472 8084c1689 0 538-1690 2302-1690">
          <text:p/>
        </draw:connector>
        <draw:connector draw:style-name="gr4" draw:text-style-name="P5" draw:layer="layout" draw:type="curve" svg:x1="9.162cm" svg:y1="8.084cm" svg:x2="6.419cm" svg:y2="6.443cm" draw:start-shape="id1" draw:start-glue-point="3" draw:end-shape="id3" draw:end-glue-point="10" svg:d="m9162 8084c-2019 0-648-1641-2743-1641">
          <text:p/>
        </draw:connector>
        <draw:ellipse draw:style-name="gr3" draw:text-style-name="P7" xml:id="id4" draw:id="id4" draw:layer="layout" svg:width="9.31cm" svg:height="1.96cm" svg:x="8.82cm" svg:y="12.348cm">
          <text:p text:style-name="P5"><text:span text:style-name="T6">Use-case</text:span></text:p>
        </draw:ellipse>
        <draw:connector draw:style-name="gr4" draw:text-style-name="P5" draw:layer="layout" draw:type="curve" svg:x1="18.13cm" svg:y1="13.328cm" svg:x2="20.774cm" svg:y2="6.394cm" draw:start-shape="id4" draw:start-glue-point="1" draw:end-shape="id2" svg:d="m18130 13328c1945 0 624-6934 2644-6934">
          <text:p/>
        </draw:connector>
        <draw:connector draw:style-name="gr4" draw:text-style-name="P5" draw:layer="layout" draw:type="curve" svg:x1="8.82cm" svg:y1="13.328cm" svg:x2="6.272cm" svg:y2="16.488cm" draw:start-shape="id4" draw:start-glue-point="3" draw:end-shape="id5" draw:end-glue-point="10" svg:d="m8820 13328c-1872 0-598 3160-2548 316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(1) Specify one use case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">Name</text:span>: <text:span text:style-name="T7">Add Course</text:span></text:p>
              </text:list-item>
              <text:list-item>
                <text:p><text:span text:style-name="T1">Actors</text:span>: <text:span text:style-name="T8">Student</text:span></text:p>
              </text:list-item>
              <text:list-item>
                <text:p><text:span text:style-name="T1">Goal(s)</text:span>: <text:span text:style-name="T8">Course is added to student's schedule</text:span></text:p>
              </text:list-item>
              <text:list-item>
                <text:p><text:span text:style-name="T9">Pre-conditions</text:span><text:span text:style-name="T10">: </text:span><text:span text:style-name="T8">student is current/admitted,</text:span><text:span text:style-name="T8"><text:line-break/></text:span><text:span text:style-name="T8">currently within registration window,</text:span><text:span text:style-name="T8"><text:line-break/></text:span><text:span text:style-name="T8">course exists, is offered and open for registration, … has prereqs, has paid, (audit?), enough space on waitlist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(1) Use case: basic flow</text:p>
          </draw:text-box>
        </draw:frame>
        <draw:frame presentation:style-name="pr5" draw:text-style-name="P2" draw:layer="layout" svg:width="26.5cm" svg:height="16.488cm" svg:x="1cm" svg:y="3.5cm" presentation:class="outline" presentation:user-transformed="true">
          <draw:text-box>
            <text:list text:style-name="L2">
              <text:list-item>
                <text:p text:style-name="P2"><text:span text:style-name="T1">Basic flow</text:span>:</text:p>
                <text:list>
                  <text:list-item>
                    <text:p text:style-name="P2"><text:span text:style-name="T8">Login</text:span></text:p>
                  </text:list-item>
                  <text:list-item>
                    <text:p text:style-name="P2"><text:span text:style-name="T8">Check if student</text:span></text:p>
                  </text:list-item>
                  <text:list-item>
                    <text:p text:style-name="P2"><text:span text:style-name="T8">Select “course registration”</text:span></text:p>
                  </text:list-item>
                  <text:list-item>
                    <text:p text:style-name="P2"><text:span text:style-name="T8">Display course list (except for already registered courses)</text:span></text:p>
                  </text:list-item>
                  <text:list-item>
                    <text:p text:style-name="P2"><text:span text:style-name="T8">Browse courses, select course</text:span></text:p>
                  </text:list-item>
                  <text:list-item>
                    <text:p text:style-name="P2"><text:span text:style-name="T8">Click on “Add course”</text:span></text:p>
                  </text:list-item>
                  <text:list-item>
                    <text:p text:style-name="P2"><text:span text:style-name="T8">Check for sched conflicts and flag</text:span></text:p>
                  </text:list-item>
                  <text:list-item>
                    <text:p text:style-name="P2"><text:span text:style-name="T8">Add to student's course selection in DB</text:span></text:p>
                  </text:list-item>
                  <text:list-item>
                    <text:p text:style-name="P2"><text:span text:style-name="T8">Update student: WL, current, W*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163cm" svg:x="1cm" svg:y="0.337cm" presentation:class="title">
          <draw:text-box>
            <text:p>(1) Use case: alternate flows</text:p>
          </draw:text-box>
        </draw:frame>
        <draw:frame presentation:style-name="pr5" draw:text-style-name="P2" draw:layer="layout" svg:width="26.5cm" svg:height="14.711cm" svg:x="1cm" svg:y="3.5cm" presentation:class="outline" presentation:user-transformed="true">
          <draw:text-box>
            <text:list text:style-name="L2">
              <text:list-item>
                <text:p text:style-name="P2">What might <text:span text:style-name="T1">not</text:span> go according to the basic flow?</text:p>
                <text:list>
                  <text:list-item>
                    <text:p text:style-name="P2"><text:span text:style-name="T8">Login incorrect: error screen, prompt again</text:span></text:p>
                  </text:list-item>
                  <text:list-item>
                    <text:p text:style-name="P2"><text:span text:style-name="T8">Not a student</text:span></text:p>
                  </text:list-item>
                  <text:list-item>
                    <text:p text:style-name="P2"><text:span text:style-name="T8">Sched conflict, no prereqs, no payment</text:span></text:p>
                  </text:list-item>
                  <text:list-item>
                    <text:p text:style-name="P2"><text:span text:style-name="T8">Course not offered, doesn't exist anymore</text:span></text:p>
                  </text:list-item>
                  <text:list-item>
                    <text:p text:style-name="P2"><text:span text:style-name="T8">Doesn't actually add course to DB</text:span><text:span text:style-name="T8"><text:line-break/></text:span><text:span text:style-name="T8">(chk duplicate entries?), DB error</text:span></text:p>
                  </text:list-item>
                  <text:list-item>
                    <text:p text:style-name="P2"><text:span text:style-name="T8">Course/WL full</text:span></text:p>
                  </text:list-item>
                  <text:list-item>
                    <text:p text:style-name="P2"><text:span text:style-name="T8">PHP/web bugs, network error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(1) UI mockup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For each use-case (action), describe/mockup what the <text:span text:style-name="T1">user interface</text:span> will be like:</text:p>
                <text:list>
                  <text:list-item>
                    <text:p>Text Q&amp;A? Windows? <text:s/>Interactivity?</text:p>
                  </text:list-item>
                </text:list>
              </text:list-item>
            </text:list>
          </draw:text-box>
        </draw:frame>
        <draw:rect draw:style-name="gr5" draw:text-style-name="P5" draw:layer="layout" svg:width="10.24cm" svg:height="9.8cm" svg:x="3.283cm" svg:y="8.966cm">
          <text:p/>
        </draw:rect>
        <draw:rect draw:style-name="gr6" draw:text-style-name="P5" draw:layer="layout" svg:width="10.128cm" svg:height="1.323cm" svg:x="3.395cm" svg:y="8.96cm">
          <text:p/>
        </draw:rect>
        <draw:rect draw:style-name="gr5" draw:text-style-name="P5" draw:layer="layout" svg:width="10.24cm" svg:height="9.8cm" svg:x="14.553cm" svg:y="8.966cm">
          <text:p/>
        </draw:rect>
        <draw:rect draw:style-name="gr6" draw:text-style-name="P5" draw:layer="layout" svg:width="10.128cm" svg:height="1.323cm" svg:x="14.665cm" svg:y="8.96cm">
          <text:p/>
        </draw:rect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(2) Component design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This is often the <text:span text:style-name="T1">hardest</text:span> part!</text:p>
              </text:list-item>
              <text:list-item>
                <text:p>Components need <text:span text:style-name="T1">not</text:span> be classes</text:p>
              </text:list-item>
              <text:list-item>
                <text:p><text:span text:style-name="T1">Thinly</text:span> coupled: describe all <text:span text:style-name="T1">interfaces</text:span> between components</text:p>
              </text:list-item>
            </text:list>
          </draw:text-box>
        </draw:frame>
        <draw:custom-shape draw:style-name="gr7" draw:text-style-name="P9" xml:id="id7" draw:id="id7" draw:layer="layout" svg:width="4.049cm" svg:height="2.591cm" svg:x="8.917cm" svg:y="11.661cm">
          <text:p text:style-name="P8"><text:span text:style-name="T11">Student</text:span></text:p>
          <text:p text:style-name="P8"><text:span text:style-name="T11">Interface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8" draw:id="id8" draw:layer="layout" svg:width="4.049cm" svg:height="2.522cm" svg:x="9.701cm" svg:y="16.097cm">
          <text:p text:style-name="P8"><text:span text:style-name="T11">Registrar</text:span></text:p>
          <text:p text:style-name="P8"><text:span text:style-name="T11">Interface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6" draw:id="id6" draw:layer="layout" svg:width="4.049cm" svg:height="2.401cm" svg:x="1.338cm" svg:y="15.042cm">
          <text:p text:style-name="P8"><text:span text:style-name="T11">Web</text:span></text:p>
          <text:p text:style-name="P8"><text:span text:style-name="T11">Front-end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049cm" svg:height="2.678cm" svg:x="16.933cm" svg:y="14.324cm">
          <text:p text:style-name="P8"><text:span text:style-name="T11">DB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draw:line-skew="0.25cm" svg:x1="5.387cm" svg:y1="16.242cm" svg:x2="8.917cm" svg:y2="12.956cm" draw:start-shape="id6" draw:start-glue-point="1" draw:end-shape="id7" draw:end-glue-point="3" svg:d="m5387 16242c3358 0 1594-3286 3530-3286">
          <text:p/>
        </draw:connector>
        <draw:connector draw:style-name="gr8" draw:text-style-name="P5" draw:layer="layout" draw:type="curve" svg:x1="5.387cm" svg:y1="16.242cm" svg:x2="9.701cm" svg:y2="17.358cm" draw:start-shape="id6" draw:start-glue-point="1" draw:end-shape="id8" draw:end-glue-point="3" svg:d="m5387 16242c3571 0 1415 1116 4314 1116">
          <text:p/>
        </draw:connector>
        <draw:connector draw:style-name="gr8" draw:text-style-name="P5" draw:layer="layout" draw:type="curve" draw:line-skew="-0.81cm" svg:x1="16.933cm" svg:y1="15.663cm" svg:x2="12.966cm" svg:y2="12.956cm" draw:start-shape="id9" draw:start-glue-point="3" draw:end-shape="id7" svg:d="m16933 15663c-3853 0-1870-2707-3967-2707">
          <text:p/>
        </draw:connector>
        <draw:connector draw:style-name="gr8" draw:text-style-name="P5" draw:layer="layout" draw:type="curve" svg:x1="16.933cm" svg:y1="15.663cm" svg:x2="13.75cm" svg:y2="17.358cm" draw:start-shape="id9" draw:start-glue-point="3" draw:end-shape="id8" draw:end-glue-point="1" svg:d="m16933 15663c-2050 0-459 1695-3183 1695">
          <text:p/>
        </draw:connector>
        <draw:connector draw:style-name="gr8" draw:text-style-name="P5" draw:layer="layout" draw:type="curve" draw:line-skew="0.807cm" svg:x1="16.933cm" svg:y1="15.663cm" svg:x2="12.966cm" svg:y2="12.956cm" draw:start-shape="id9" draw:start-glue-point="3" draw:end-shape="id7" draw:end-glue-point="1" svg:d="m16933 15663c-1428 0 555-2707-3967-2707">
          <text:p/>
        </draw:connector>
        <draw:custom-shape draw:style-name="gr7" draw:text-style-name="P9" xml:id="id10" draw:id="id10" draw:layer="layout" svg:width="4.049cm" svg:height="2.678cm" svg:x="18.451cm" svg:y="10cm">
          <text:p text:style-name="P8"><text:span text:style-name="T11">DB Integrity</text:span><text:span text:style-name="T11"><text:line-break/></text:span><text:span text:style-name="T11">Checker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8.957cm" svg:y1="14.324cm" svg:x2="20.475cm" svg:y2="12.678cm" draw:start-shape="id9" draw:start-glue-point="0" draw:end-shape="id10" draw:end-glue-point="2" svg:d="m18957 14324c0-1570 1518-748 1518-1646">
          <text:p/>
        </draw:connector>
        <draw:custom-shape draw:style-name="gr7" draw:text-style-name="P9" xml:id="id11" draw:id="id11" draw:layer="layout" svg:width="4.049cm" svg:height="2.401cm" svg:x="1.339cm" svg:y="11.243cm">
          <text:p text:style-name="P8"><text:span text:style-name="T11">Mobile</text:span></text:p>
          <text:p text:style-name="P8"><text:span text:style-name="T11">Front-end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5.388cm" svg:y1="12.443cm" svg:x2="8.917cm" svg:y2="12.956cm" draw:start-shape="id11" draw:end-shape="id7" draw:end-glue-point="3" svg:d="m5388 12443c2983 0 1219 513 3529 513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Component: ....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Name: …</text:p>
              </text:list-item>
              <text:list-item>
                <text:p>Description: …</text:p>
              </text:list-item>
              <text:list-item>
                <text:p>Interface to (<text:span text:style-name="T7">component</text:span>):</text:p>
                <text:list>
                  <text:list-item>
                    <text:p>...</text:p>
                  </text:list-item>
                </text:list>
              </text:list-item>
              <text:list-item>
                <text:p>Interface to (<text:span text:style-name="T7">component</text:span>):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 presentation:user-transformed="true">
          <draw:text-box>
            <text:p>(3) Components to classes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Each component may need several classes to implement it</text:p>
              </text:list-item>
              <text:list-item>
                <text:p>Component: …</text:p>
                <text:list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…</text:p>
                      </text:list-item>
                    </text:list>
                  </text:list-item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hat are components?</text:p>
          </draw:text-box>
        </draw:frame>
        <draw:frame presentation:style-name="pr9" draw:text-style-name="P2" draw:layer="layout" svg:width="26.5cm" svg:height="20.012cm" svg:x="1cm" svg:y="3.5cm" presentation:class="outline">
          <draw:text-box>
            <text:list text:style-name="L2">
              <text:list-item>
                <text:p text:style-name="P2">Pre-fabricated, <text:span text:style-name="T1">reusable</text:span> building <text:span text:style-name="T1">blocks</text:span> for software systems</text:p>
              </text:list-item>
              <text:list-item>
                <text:p text:style-name="P2">Allow <text:span text:style-name="T12">rapid</text:span><text:span text:style-name="T1"> development</text:span> and consistent <text:span text:style-name="T1">reuse</text:span></text:p>
              </text:list-item>
              <text:list-item>
                <text:p text:style-name="P2">Not tying together <text:span text:style-name="T1">libraries</text:span> (chunks of code)</text:p>
                <text:list>
                  <text:list-item>
                    <text:p text:style-name="P2">But <text:span text:style-name="T1">coordinating</text:span> running code (dynamic cooperation of live objects with active state)</text:p>
                  </text:list-item>
                </text:list>
              </text:list-item>
              <text:list-item>
                <text:p text:style-name="P2"><text:span text:style-name="T1">Bigger</text:span> than single objects, may be <text:span text:style-name="T1">combinable</text:span></text:p>
              </text:list-item>
              <text:list-item>
                <text:p text:style-name="P2">Relate “<text:span text:style-name="T1">peer-to-peer</text:span>” rather than in hierarchy</text:p>
              </text:list-item>
              <text:list-item>
                <text:p text:style-name="P2">May operate across a <text:span text:style-name="T1">suite</text:span> of applications</text:p>
                <text:list>
                  <text:list-item>
                    <text:p text:style-name="P2">Provide <text:span text:style-name="T1">consistent</text:span> interfaces to application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omponent concepts</text:p>
          </draw:text-box>
        </draw:frame>
        <draw:frame presentation:style-name="pr9" draw:text-style-name="P2" draw:layer="layout" svg:width="26.5cm" svg:height="15.081cm" svg:x="1cm" svg:y="3.5cm" presentation:class="outline">
          <draw:text-box>
            <text:list text:style-name="L2">
              <text:list-item>
                <text:p text:style-name="P2">Applications use a <text:span text:style-name="T1">palette</text:span> of components</text:p>
                <text:list>
                  <text:list-item>
                    <text:p text:style-name="P2">The programmer <text:span text:style-name="T1">composes</text:span> or “wires” them together to make a complete <text:span text:style-name="T1">application</text:span></text:p>
                  </text:list-item>
                </text:list>
              </text:list-item>
              <text:list-item>
                <text:p text:style-name="P2">Requires:</text:p>
                <text:list>
                  <text:list-item>
                    <text:p text:style-name="P2">Ways to define <text:span text:style-name="T1">new</text:span> components</text:p>
                  </text:list-item>
                  <text:list-item>
                    <text:p text:style-name="P2">Standards to specify component <text:span text:style-name="T1">interfaces</text:span></text:p>
                  </text:list-item>
                  <text:list-item>
                    <text:p text:style-name="P2">Each component has “<text:span text:style-name="T1">hooks</text:span>” (methods) by which other components interact with it</text:p>
                  </text:list-item>
                </text:list>
              </text:list-item>
              <text:list-item>
                <text:p text:style-name="P2">Compare to <text:span text:style-name="T1">hardware</text:span> components:</text:p>
                <text:list>
                  <text:list-item>
                    <text:p text:style-name="P2">Transistors, integrated chips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Components vs. code</text:p>
          </draw:text-box>
        </draw:frame>
        <draw:frame presentation:style-name="pr9" draw:text-style-name="P2" draw:layer="layout" svg:width="26.5cm" svg:height="16.278cm" svg:x="1cm" svg:y="3.5cm" presentation:class="outline">
          <draw:text-box>
            <text:list text:style-name="L2">
              <text:list-item>
                <text:p text:style-name="P2"><text:span text:style-name="T1">Hardware</text:span> components are black boxes with <text:span text:style-name="T1">spec</text:span> sheets: <text:span text:style-name="T1">wires</text:span> connect them together</text:p>
              </text:list-item>
              <text:list-item>
                <text:p text:style-name="P2"><text:span text:style-name="T1">Software</text:span> components are represented as black boxes with <text:span text:style-name="T1">interfaces</text:span>: you write <text:span text:style-name="T1">code</text:span> to connect them up</text:p>
              </text:list-item>
              <text:list-item>
                <text:p text:style-name="P2">Software companies may sell components as <text:span text:style-name="T1">binaries</text:span> (black boxes) with API <text:span text:style-name="T1">documentation</text:span></text:p>
                <text:list>
                  <text:list-item>
                    <text:p text:style-name="P2">Need not sell the actual <text:span text:style-name="T1">source</text:span> code</text:p>
                  </text:list-item>
                  <text:list-item>
                    <text:p text:style-name="P2">e.g., <text:span text:style-name="T2">NVIDIA</text:span> binary graphics drivers for Linux</text:p>
                  </text:list-item>
                  <text:list-item>
                    <text:p text:style-name="P2">e.g., Scantron <text:span text:style-name="T2">ClassClimate</text:span> and <text:span text:style-name="T2">myTWU</text:span> portal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Component-based apps</text:p>
          </draw:text-box>
        </draw:frame>
        <draw:frame presentation:style-name="pr9" draw:text-style-name="P2" draw:layer="layout" svg:width="26.5cm" svg:height="14.411cm" svg:x="1cm" svg:y="3.5cm" presentation:class="outline">
          <draw:text-box>
            <text:list text:style-name="L2">
              <text:list-item>
                <text:p text:style-name="P2">Components are <text:span text:style-name="T1">assembled</text:span> into containers</text:p>
                <text:list>
                  <text:list-item>
                    <text:p text:style-name="P2">The finished assembly is the <text:span text:style-name="T1">application</text:span></text:p>
                  </text:list-item>
                </text:list>
              </text:list-item>
              <text:list-item>
                <text:p text:style-name="P2">May also take <text:span text:style-name="T1">document-centric </text:span>view:</text:p>
                <text:list>
                  <text:list-item>
                    <text:p text:style-name="P2">e.g., a <text:span text:style-name="T1">container</text:span> document may hold<text:line-break/><text:span text:style-name="T2">text</text:span>, <text:span text:style-name="T2">images</text:span>, <text:span text:style-name="T2">videos</text:span>, <text:span text:style-name="T2">buttons</text:span>, etc.</text:p>
                  </text:list-item>
                  <text:list-item>
                    <text:p text:style-name="P2"><text:span text:style-name="T1">Editing</text:span> any item passes control to the appropriate component:<text:line-break/><text:span text:style-name="T2">text editor</text:span>, <text:span text:style-name="T2">image editor</text:span>, etc.</text:p>
                  </text:list-item>
                  <text:list-item>
                    <text:p text:style-name="P2">The <text:span text:style-name="T1">document</text:span> <text:span text:style-name="T13">is</text:span> the <text:span text:style-name="T1">application</text:span>!</text:p>
                  </text:list-item>
                  <text:list-item>
                    <text:p text:style-name="P2"><text:span text:style-name="T1">Peer-to-peer</text:span>: no one component is “boss”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6cm" svg:height="2.163cm" svg:x="1cm" svg:y="0.337cm" presentation:class="title" presentation:user-transformed="true">
          <draw:text-box>
            <text:p text:style-name="P2">Component-based develop.</text:p>
          </draw:text-box>
        </draw:frame>
        <draw:frame presentation:style-name="pr9" draw:text-style-name="P2" draw:layer="layout" svg:width="26.5cm" svg:height="16.778cm" svg:x="1cm" svg:y="3.5cm" presentation:class="outline">
          <draw:text-box>
            <text:list text:style-name="L2">
              <text:list-item>
                <text:p text:style-name="P2">Delivering solutions by <text:span text:style-name="T1">building</text:span> or <text:span text:style-name="T1">buying</text:span> interoperable components</text:p>
              </text:list-item>
              <text:list-item>
                <text:p text:style-name="P2">Don't <text:span text:style-name="T1">reinvent</text:span> the wheel: <text:span text:style-name="T1">write</text:span> once, <text:span text:style-name="T1">deploy</text:span> many times (server, desktop, handheld, ...)</text:p>
              </text:list-item>
              <text:list-item>
                <text:p text:style-name="P2">Rigid adherence to software <text:span text:style-name="T1">infrastructure</text:span>:</text:p>
                <text:list>
                  <text:list-item>
                    <text:p text:style-name="P2"><text:span text:style-name="T1">Standards</text:span> of how components work together</text:p>
                  </text:list-item>
                </text:list>
              </text:list-item>
              <text:list-item>
                <text:p text:style-name="P2">Fits naturally with <text:span text:style-name="T1">distributed</text:span>, multi-<text:span text:style-name="T1">language</text:span>, multi-<text:span text:style-name="T1">platform</text:span> heterogeneous environments:</text:p>
                <text:list>
                  <text:list-item>
                    <text:p text:style-name="P2">Don't care what <text:span text:style-name="T1">language</text:span> it's written in</text:p>
                  </text:list-item>
                  <text:list-item>
                    <text:p text:style-name="P2">Don't care <text:span text:style-name="T1">where</text:span> it run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People use components to...</text:p>
          </draw:text-box>
        </draw:frame>
        <draw:frame presentation:style-name="pr9" draw:text-style-name="P2" draw:layer="layout" svg:width="26.5cm" svg:height="16.608cm" svg:x="1cm" svg:y="3.5cm" presentation:class="outline">
          <draw:text-box>
            <text:list text:style-name="L2">
              <text:list-item>
                <text:p text:style-name="P2">Tie together <text:span text:style-name="T1">departments</text:span> within a company (enterprise resource software):</text:p>
                <text:list>
                  <text:list-item>
                    <text:p text:style-name="P2"><text:span text:style-name="T2">Accounting</text:span>, <text:span text:style-name="T2">invoicing</text:span>, <text:span text:style-name="T2">human resources</text:span></text:p>
                  </text:list-item>
                </text:list>
              </text:list-item>
              <text:list-item>
                <text:p text:style-name="P2"><text:span text:style-name="T12">Connect data from</text:span><text:span text:style-name="T1"> mergers</text:span> of <text:span text:style-name="T2">banks</text:span>, <text:span text:style-name="T2">hospitals</text:span></text:p>
              </text:list-item>
              <text:list-item>
                <text:p text:style-name="P2">Leverage rich, complex <text:span text:style-name="T1">data stores</text:span>:</text:p>
                <text:list>
                  <text:list-item>
                    <text:p text:style-name="P2"><text:span text:style-name="T2">Data mining</text:span>, <text:span text:style-name="T2">pattern recognition</text:span>,<text:line-break/><text:span text:style-name="T2">image analysis,</text:span> <text:span text:style-name="T2">genomics</text:span>, <text:span text:style-name="T2">StatsCan</text:span>, ...</text:p>
                  </text:list-item>
                </text:list>
              </text:list-item>
              <text:list-item>
                <text:p text:style-name="P2">Adding <text:span text:style-name="T2">multimedia</text:span> to a field <text:span text:style-name="T1">salesperson's</text:span> laptop/handheld</text:p>
                <text:list>
                  <text:list-item>
                    <text:p text:style-name="P2">Use same <text:span text:style-name="T1">back-end</text:span> applications as at offic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Layering</text:p>
          </draw:text-box>
        </draw:frame>
        <draw:frame presentation:style-name="pr9" draw:text-style-name="P2" draw:layer="layout" svg:width="26.5cm" svg:height="15.438cm" svg:x="1cm" svg:y="3.5cm" presentation:class="outline" presentation:user-transformed="true">
          <draw:text-box>
            <text:list text:style-name="L2">
              <text:list-item>
                <text:p text:style-name="P2">Sometimes component architecture is deployed as “<text:span text:style-name="T1">middleware</text:span>”:</text:p>
                <text:list>
                  <text:list-item>
                    <text:p text:style-name="P2">A set of components that allow a variety of <text:span text:style-name="T1">database stores</text:span> or <text:span text:style-name="T1">applications</text:span> to be manipulated by a common <text:span text:style-name="T1">interface</text:span></text:p>
                  </text:list-item>
                  <text:list-item>
                    <text:p text:style-name="P2">Other applications <text:span text:style-name="T1">must</text:span> go through the middleware in order to access the datastore</text:p>
                  </text:list-item>
                </text:list>
              </text:list-item>
              <text:list-item>
                <text:p><text:span text:style-name="T1">Security</text:span>, ease of <text:span text:style-name="T1">debugging</text:span>, <text:span text:style-name="T1">simplicity</text:span></text:p>
              </text:list-item>
              <text:list-item>
                <text:p>Allows format of <text:span text:style-name="T1">back-end</text:span> database to change while preserving the <text:span text:style-name="T1">front-end</text:span> UI for users</text:p>
              </text:list-item>
            </text:list>
          </draw:text-box>
        </draw:frame>
        <draw:custom-shape draw:style-name="gr7" draw:text-style-name="P10" xml:id="id12" draw:id="id12" draw:layer="layout" svg:width="4.709cm" svg:height="2.54cm" svg:x="10.119cm" svg:y="1.129cm">
          <text:p text:style-name="P5"><text:span text:style-name="T14">Student</text:span><text:span text:style-name="T14"><text:line-break/></text:span><text:span text:style-name="T14">Portal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234cm" svg:height="2.134cm" svg:x="16.992cm" svg:y="1.332cm">
          <text:p text:style-name="P5"><text:span text:style-name="T15">Aqueduct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14" draw:id="id14" draw:layer="layout" svg:width="4.322cm" svg:height="2.54cm" svg:x="23.09cm" svg:y="1.129cm">
          <text:p text:style-name="P5"><text:span text:style-name="T14">Enrolment</text:span><text:span text:style-name="T14"><text:line-break/></text:span><text:span text:style-name="T14">Database</text:span></text:p>
          <draw:enhanced-geometry svg:viewBox="0 0 21600 21600" draw:path-stretchpoint-x="10800" draw:path-stretchpoint-y="10800" draw:text-areas="?f3 ?f4 ?f5 ?f6" draw:type="round-rectangle" draw:modifiers="8308.89938249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line" svg:x1="14.828cm" svg:y1="2.399cm" svg:x2="16.992cm" svg:y2="2.399cm" draw:start-shape="id12" draw:start-glue-point="1" draw:end-shape="id13" draw:end-glue-point="3" svg:d="m14828 2399h2164">
          <text:p/>
        </draw:connector>
        <draw:connector draw:style-name="gr10" draw:text-style-name="P5" draw:layer="layout" draw:type="line" svg:x1="23.09cm" svg:y1="2.399cm" svg:x2="21.226cm" svg:y2="2.399cm" draw:start-shape="id14" draw:start-glue-point="3" draw:end-shape="id13" draw:end-glue-point="1" svg:d="m23090 2399h-1864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s of component arch.</text:p>
          </draw:text-box>
        </draw:frame>
        <draw:frame presentation:style-name="pr9" draw:text-style-name="P2" draw:layer="layout" svg:width="26.5cm" svg:height="14.374cm" svg:x="1cm" svg:y="3.5cm" presentation:class="outline" presentation:user-transformed="true">
          <draw:text-box>
            <text:list text:style-name="L2">
              <text:list-item>
                <text:p text:style-name="P2">Application <text:span text:style-name="T1">plug-in</text:span> interface: <text:span text:style-name="T2">Firefox</text:span>, <text:span text:style-name="T2">Eclipse</text:span></text:p>
              </text:list-item>
              <text:list-item>
                <text:p><text:span text:style-name="T2">LAPACK</text:span>/<text:span text:style-name="T2">BLAS</text:span>: std. <text:span text:style-name="T1">linear algebra </text:span><text:span text:style-name="T12">library</text:span></text:p>
              </text:list-item>
              <text:list-item>
                <text:p><text:span text:style-name="T2">ActiveX</text:span>/<text:span text:style-name="T2">COM</text:span>: <text:span text:style-name="T1">interoperation</text:span> of MS apps</text:p>
                <text:list>
                  <text:list-item>
                    <text:p>e.g., graphics, outlining, cut-and-paste</text:p>
                  </text:list-item>
                </text:list>
              </text:list-item>
              <text:list-item>
                <text:p><text:span text:style-name="T2">.NET</text:span><text:span text:style-name="T12">: </text:span><text:span text:style-name="T1">Microsoft</text:span><text:span text:style-name="T12">'s (2002) component arch.</text:span></text:p>
                <text:list>
                  <text:list-item>
                    <text:p><text:span text:style-name="T1">CLR</text:span><text:span text:style-name="T12"> (Common Language Runtime) is the equivalent of the JVM</text:span></text:p>
                  </text:list-item>
                  <text:list-item>
                    <text:p><text:span text:style-name="T1">C#</text:span><text:span text:style-name="T12">, but may use other languages, too</text:span></text:p>
                  </text:list-item>
                </text:list>
              </text:list-item>
              <text:list-item>
                <text:p><text:span text:style-name="T2">JavaEE JavaBeans</text:span>: components for <text:span text:style-name="T1">Java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: JavaEE JavaBeans</text:p>
          </draw:text-box>
        </draw:frame>
        <draw:frame presentation:style-name="pr9" draw:text-style-name="P2" draw:layer="layout" svg:width="26.5cm" svg:height="15.691cm" svg:x="1cm" svg:y="3.5cm" presentation:class="outline" presentation:user-transformed="true">
          <draw:text-box>
            <text:list text:style-name="L2">
              <text:list-item>
                <text:p text:style-name="P2"><text:span text:style-name="T1">Builder</text:span>: IDE to assemble components</text:p>
                <text:list>
                  <text:list-item>
                    <text:p><text:span text:style-name="T2">JavaStudio</text:span>, <text:span text:style-name="T2">NetBeans</text:span><text:span text:style-name="T12">, etc.</text:span></text:p>
                  </text:list-item>
                </text:list>
              </text:list-item>
              <text:list-item>
                <text:p>Components advertise what <text:span text:style-name="T1">features</text:span> are available to builder (methods, events, …)</text:p>
                <text:list>
                  <text:list-item>
                    <text:p text:style-name="P2"><text:span text:style-name="T1">Introspection</text:span>: a “JavaBeans-enabled” builder can examine a Bean to learn its features</text:p>
                  </text:list-item>
                  <text:list-item>
                    <text:p text:style-name="P2">Beans <text:span text:style-name="T1">fire</text:span> (send) or <text:span text:style-name="T1">handle</text:span> (receive) events</text:p>
                  </text:list-item>
                </text:list>
              </text:list-item>
              <text:list-item>
                <text:p><text:span text:style-name="T2">Swing</text:span> components are all JavaBeans!</text:p>
              </text:list-item>
              <text:list-item>
                <text:p><text:span text:style-name="T1">Drag-and-drop</text:span> application development</text:p>
              </text:list-item>
              <text:list-item>
                <text:p><text:span text:style-name="T1">Persistence</text:span>: Beans can save/restore state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Example: ODBC</text:p>
          </draw:text-box>
        </draw:frame>
        <draw:frame presentation:style-name="pr9" draw:text-style-name="P2" draw:layer="layout" svg:width="26.5cm" svg:height="14.001cm" svg:x="1cm" svg:y="3.5cm" presentation:class="outline">
          <draw:text-box>
            <text:list text:style-name="L2">
              <text:list-item>
                <text:p text:style-name="P2"><text:span text:style-name="T1">Open DataBase Connectivity</text:span></text:p>
                <text:list>
                  <text:list-item>
                    <text:p text:style-name="P2">Standard <text:span text:style-name="T1">API</text:span> to many database systems:<text:span text:style-name="T2"><text:line-break/></text:span><text:span text:style-name="T2">MS-SQL, Oracle, DB/2, mySQL, PostgreSQL, ...</text:span></text:p>
                  </text:list-item>
                  <text:list-item>
                    <text:p text:style-name="P2">Simplifies use of <text:span text:style-name="T1">standard</text:span> SQL commands</text:p>
                    <text:list>
                      <text:list-item>
                        <text:p text:style-name="P2">Structured Query Language: query/edit the DB</text:p>
                      </text:list-item>
                      <text:list-item>
                        <text:p text:style-name="P2">Can also access <text:span text:style-name="T1">vendor-specific</text:span> commands</text:p>
                      </text:list-item>
                    </text:list>
                  </text:list-item>
                  <text:list-item>
                    <text:p text:style-name="P2">Cross-<text:span text:style-name="T1">platform</text:span>, cross-<text:span text:style-name="T1">language</text:span></text:p>
                    <text:list>
                      <text:list-item>
                        <text:p text:style-name="P2">Although <text:span text:style-name="T1">Java</text:span> also has its own: <text:span text:style-name="T2">JDBC</text:span></text:p>
                      </text:list-item>
                    </text:list>
                  </text:list-item>
                  <text:list-item>
                    <text:p text:style-name="P2"><text:span text:style-name="T16">Sybase ACA</text:span> (Architecture for Competitive Advantage): similar, using <text:span text:style-name="T16">Transact-SQL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14H42M12S</meta:editing-duration>
    <meta:editing-cycles>26</meta:editing-cycles>
    <meta:generator>LibreOffice/3.3$Linux LibreOffice_project/330m19$Build-8</meta:generator>
    <dc:title>TWU Presentation Template</dc:title>
    <meta:initial-creator>Sean Ho</meta:initial-creator>
    <dc:date>2011-03-01T13:06:22</dc:date>
    <dc:creator>Sean Ho</dc:creator>
    <meta:document-statistic meta:object-count="275"/>
  </office:meta>
</office:document-meta>
</file>